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b57b" officeooo:paragraph-rsid="001eb57b" style:font-size-asian="12.25pt" style:font-size-complex="14pt"/>
    </style:style>
    <style:style style:name="P2" style:family="paragraph" style:parent-style-name="Standard">
      <style:text-properties fo:font-size="14pt" officeooo:rsid="002023ab" officeooo:paragraph-rsid="002023ab" style:font-size-asian="12.25pt" style:font-size-complex="14pt"/>
    </style:style>
    <style:style style:name="P3" style:family="paragraph" style:parent-style-name="Standard">
      <style:text-properties fo:font-size="14pt" officeooo:rsid="0021404f" officeooo:paragraph-rsid="0021404f" style:font-size-asian="12.25pt" style:font-size-complex="14pt"/>
    </style:style>
    <style:style style:name="P4" style:family="paragraph" style:parent-style-name="Standard">
      <style:text-properties fo:font-size="14pt" officeooo:rsid="00280a0e" officeooo:paragraph-rsid="00280a0e" style:font-size-asian="12.25pt" style:font-size-complex="14pt"/>
    </style:style>
    <style:style style:name="P5" style:family="paragraph" style:parent-style-name="Standard">
      <style:text-properties fo:font-size="14pt" officeooo:rsid="00281be1" officeooo:paragraph-rsid="00281be1" style:font-size-asian="12.25pt" style:font-size-complex="14pt"/>
    </style:style>
    <style:style style:name="T1" style:family="text">
      <style:text-properties officeooo:rsid="002023ab"/>
    </style:style>
    <style:style style:name="T2" style:family="text">
      <style:text-properties officeooo:rsid="0021c6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<text:span text:style-name="T1">5,9</text:span>)#include&lt;iostream&gt;</text:p>
      <text:p text:style-name="P1">using namespace std;</text:p>
      <text:p text:style-name="P1"/>
      <text:p text:style-name="P1">template &lt;class A&gt;</text:p>
      <text:p text:style-name="P1">A add(A x,A y)</text:p>
      <text:p text:style-name="P1">{</text:p>
      <text:p text:style-name="P1"><text:s text:c="4"/>return x+y;</text:p>
      <text:p text:style-name="P1">}</text:p>
      <text:p text:style-name="P1"/>
      <text:p text:style-name="P1">int main()</text:p>
      <text:p text:style-name="P1">{</text:p>
      <text:p text:style-name="P1"><text:s text:c="4"/>cout&lt;&lt;"Sum of 2 and 3 is "&lt;&lt;add&lt;int&gt;(2,3)&lt;&lt;endl;</text:p>
      <text:p text:style-name="P1"><text:s text:c="4"/>cout&lt;&lt;"Sum of 3.4 and 5.2 is "&lt;&lt;add&lt;float&gt;(3.4,5.3)&lt;&lt;endl;</text:p>
      <text:p text:style-name="P1"><text:s text:c="4"/>return 0;</text:p>
      <text:p text:style-name="P1">}</text:p>
      <text:p text:style-name="P1"/>
      <text:p text:style-name="P1">2)#include&lt;iostream&gt;</text:p>
      <text:p text:style-name="P1">using namespace std;</text:p>
      <text:p text:style-name="P1"/>
      <text:p text:style-name="P1">template&lt;class R,class S=float&gt;</text:p>
      <text:p text:style-name="P1">S bignum(R x,S y)</text:p>
      <text:p text:style-name="P1">{</text:p>
      <text:p text:style-name="P1"><text:s text:c="4"/>return(x&gt;y)?x:y;</text:p>
      <text:p text:style-name="P1">}</text:p>
      <text:p text:style-name="P1"/>
      <text:p text:style-name="P1">int main()</text:p>
      <text:p text:style-name="P1">{</text:p>
      <text:p text:style-name="P1"><text:s text:c="4"/>cout&lt;&lt;"Greater number is "&lt;&lt;bignum&lt;int,int&gt;(2,5)&lt;&lt;endl;</text:p>
      <text:p text:style-name="P1"><text:s text:c="4"/>cout&lt;&lt;"Greater number is "&lt;&lt;bignum&lt;int,float&gt;(5,5.4)&lt;&lt;endl;</text:p>
      <text:p text:style-name="P1"><text:s text:c="4"/>cout&lt;&lt;"Greater number is "&lt;&lt;bignum&lt;float,float&gt;(5.7,5.1)&lt;&lt;endl;</text:p>
      <text:p text:style-name="P1"><text:s text:c="4"/>return 0;</text:p>
      <text:p text:style-name="P1">}</text:p>
      <text:p text:style-name="P1"/>
      <text:p text:style-name="P2">4)#include&lt;iostream&gt;</text:p>
      <text:p text:style-name="P2">using namespace std;</text:p>
      <text:p text:style-name="P2"/>
      <text:p text:style-name="P2">template&lt;class R,class S&gt;</text:p>
      <text:p text:style-name="P2">void swap(R* x,S* y)</text:p>
      <text:p text:style-name="P2">{</text:p>
      <text:p text:style-name="P2"><text:s text:c="4"/>R temp;</text:p>
      <text:p text:style-name="P2"><text:s text:c="4"/>temp=*x;</text:p>
      <text:p text:style-name="P2"><text:s text:c="4"/>*x=*y;</text:p>
      <text:p text:style-name="P2"><text:s text:c="4"/>*y=temp;</text:p>
      <text:p text:style-name="P2">}</text:p>
      <text:p text:style-name="P2"/>
      <text:p text:style-name="P2"><text:soft-page-break/>int main()</text:p>
      <text:p text:style-name="P2">{</text:p>
      <text:p text:style-name="P2"><text:s text:c="4"/>int a=3,b=5;</text:p>
      <text:p text:style-name="P2"><text:s text:c="4"/>cout&lt;&lt;"Unswapped A is "&lt;&lt;a&lt;&lt;" B is "&lt;&lt;b&lt;&lt;endl;</text:p>
      <text:p text:style-name="P2"><text:s text:c="4"/>swap&lt;int,int&gt;(&amp;a,&amp;b);</text:p>
      <text:p text:style-name="P2"><text:s text:c="4"/>cout&lt;&lt;"Swapped A = "&lt;&lt;a&lt;&lt;" B is "&lt;&lt;b&lt;&lt;endl;</text:p>
      <text:p text:style-name="P2"/>
      <text:p text:style-name="P2"/>
      <text:p text:style-name="P2"><text:s text:c="4"/>float c=3.2,d=1.8;</text:p>
      <text:p text:style-name="P2"><text:s text:c="4"/>cout&lt;&lt;"Unswapped C = "&lt;&lt;c&lt;&lt;" D is "&lt;&lt;d&lt;&lt;endl;</text:p>
      <text:p text:style-name="P2"><text:s text:c="4"/>swap&lt;float,float&gt;(&amp;c,&amp;d);</text:p>
      <text:p text:style-name="P2"><text:s text:c="4"/>cout&lt;&lt;"Swapped C = "&lt;&lt;c&lt;&lt;" D is "&lt;&lt;d&lt;&lt;endl;</text:p>
      <text:p text:style-name="P2"/>
      <text:p text:style-name="P2"/>
      <text:p text:style-name="P2"><text:s text:c="4"/>int e=7;</text:p>
      <text:p text:style-name="P2"><text:s text:c="4"/>float f=4.2;</text:p>
      <text:p text:style-name="P2"><text:s text:c="4"/>cout&lt;&lt;"Unswapped E = "&lt;&lt;e&lt;&lt;" F is "&lt;&lt;f&lt;&lt;endl;</text:p>
      <text:p text:style-name="P2"><text:s text:c="4"/>swap&lt;int,float&gt;(&amp;e,&amp;f); <text:s text:c="3"/></text:p>
      <text:p text:style-name="P2"><text:s text:c="4"/>cout&lt;&lt;"Swapped E = "&lt;&lt;e&lt;&lt;" F is "&lt;&lt;f&lt;&lt;endl;</text:p>
      <text:p text:style-name="P2"><text:s text:c="4"/></text:p>
      <text:p text:style-name="P2"><text:s text:c="4"/>return 0;</text:p>
      <text:p text:style-name="P2">}</text:p>
      <text:p text:style-name="P2"/>
      <text:p text:style-name="P2"><text:span text:style-name="T2">6</text:span>)#include&lt;iostream&gt;</text:p>
      <text:p text:style-name="P2">using namespace std;</text:p>
      <text:p text:style-name="P2"/>
      <text:p text:style-name="P2">template&lt;class T&gt;</text:p>
      <text:p text:style-name="P2">T arr_sum()</text:p>
      <text:p text:style-name="P2">{</text:p>
      <text:p text:style-name="P2"><text:s text:c="4"/>T arr[5],sum=0;</text:p>
      <text:p text:style-name="P2"><text:s text:c="4"/>int i;</text:p>
      <text:p text:style-name="P2"><text:s text:c="4"/>cout&lt;&lt;"Enter elements of Array : "&lt;&lt;endl;</text:p>
      <text:p text:style-name="P2"><text:s text:c="4"/>for(i=0;i&lt;5;i++)</text:p>
      <text:p text:style-name="P2"><text:s text:c="8"/>cin&gt;&gt;arr[i];</text:p>
      <text:p text:style-name="P2"><text:s text:c="4"/></text:p>
      <text:p text:style-name="P2"><text:s text:c="4"/>for(i=0;i&lt;5;i++)</text:p>
      <text:p text:style-name="P2"><text:s text:c="8"/>sum+=arr[i];</text:p>
      <text:p text:style-name="P2"><text:s text:c="4"/></text:p>
      <text:p text:style-name="P2"><text:s text:c="4"/>return sum;</text:p>
      <text:p text:style-name="P2">}</text:p>
      <text:p text:style-name="P2"/>
      <text:p text:style-name="P2">int main()</text:p>
      <text:p text:style-name="P2">{</text:p>
      <text:p text:style-name="P2"><text:s text:c="4"/>cout&lt;&lt;arr_sum&lt;int&gt;()&lt;&lt;endl;</text:p>
      <text:p text:style-name="P2"><text:s text:c="4"/>cout&lt;&lt;arr_sum&lt;float&gt;()&lt;&lt;endl;</text:p>
      <text:p text:style-name="P2"><text:soft-page-break/><text:s text:c="4"/>return 0;</text:p>
      <text:p text:style-name="P2">}</text:p>
      <text:p text:style-name="P2"/>
      <text:p text:style-name="P3"><text:span text:style-name="T2">7</text:span>)#include&lt;iostream&gt;</text:p>
      <text:p text:style-name="P3">using namespace std;</text:p>
      <text:p text:style-name="P3"/>
      <text:p text:style-name="P3">class student</text:p>
      <text:p text:style-name="P3">{</text:p>
      <text:p text:style-name="P3"><text:s text:c="4"/>protected:</text:p>
      <text:p text:style-name="P3"><text:s text:c="8"/>string name;</text:p>
      <text:p text:style-name="P3">};</text:p>
      <text:p text:style-name="P3"/>
      <text:p text:style-name="P3">template&lt;class P,class M&gt;</text:p>
      <text:p text:style-name="P3">class result : public student</text:p>
      <text:p text:style-name="P3">{</text:p>
      <text:p text:style-name="P3"><text:s text:c="4"/>private:</text:p>
      <text:p text:style-name="P3"><text:s text:c="8"/>P perc;</text:p>
      <text:p text:style-name="P3"><text:s text:c="8"/>M marks;</text:p>
      <text:p text:style-name="P3"><text:s text:c="4"/></text:p>
      <text:p text:style-name="P3"><text:s text:c="4"/>public:</text:p>
      <text:p text:style-name="P3"><text:s text:c="8"/>void set()</text:p>
      <text:p text:style-name="P3"><text:s text:c="8"/>{</text:p>
      <text:p text:style-name="P3"><text:s text:c="12"/>cout&lt;&lt;"Enter Name of the Student : ";</text:p>
      <text:p text:style-name="P3"><text:s text:c="12"/>getline(cin,name);</text:p>
      <text:p text:style-name="P3"><text:s text:c="12"/>cout&lt;&lt;"Enter Marks Scored : ";</text:p>
      <text:p text:style-name="P3"><text:s text:c="12"/>cin&gt;&gt;marks;</text:p>
      <text:p text:style-name="P3"><text:s text:c="12"/>cout&lt;&lt;"Enter Percentage : ";</text:p>
      <text:p text:style-name="P3"><text:s text:c="12"/>cin&gt;&gt;perc;</text:p>
      <text:p text:style-name="P3"><text:s text:c="8"/>}</text:p>
      <text:p text:style-name="P3"/>
      <text:p text:style-name="P3"><text:s text:c="8"/>void display()</text:p>
      <text:p text:style-name="P3"><text:s text:c="8"/>{</text:p>
      <text:p text:style-name="P3"><text:s text:c="12"/>cout&lt;&lt;"Student Name : "&lt;&lt;name&lt;&lt;endl;</text:p>
      <text:p text:style-name="P3"><text:s text:c="12"/>cout&lt;&lt;"Marks : "&lt;&lt;marks&lt;&lt;endl;</text:p>
      <text:p text:style-name="P3"><text:s text:c="12"/>cout&lt;&lt;"Percentage : "&lt;&lt;perc&lt;&lt;"%"&lt;&lt;endl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result &lt;float,int&gt;r1;</text:p>
      <text:p text:style-name="P3"><text:s text:c="4"/>r1.set();</text:p>
      <text:p text:style-name="P3"><text:s text:c="4"/>r1.display();</text:p>
      <text:p text:style-name="P3"><text:s text:c="4"/>return 0;</text:p>
      <text:p text:style-name="P3">}</text:p>
      <text:p text:style-name="P4"><text:soft-page-break/>8)#include&lt;iostream&gt;</text:p>
      <text:p text:style-name="P4">#include&lt;stack&gt;</text:p>
      <text:p text:style-name="P4">#include&lt;iterator&gt;</text:p>
      <text:p text:style-name="P4">using namespace std;</text:p>
      <text:p text:style-name="P4"/>
      <text:p text:style-name="P4">int main()</text:p>
      <text:p text:style-name="P4">{</text:p>
      <text:p text:style-name="P4"><text:s text:c="4"/>stack&lt;int&gt;s;</text:p>
      <text:p text:style-name="P4"><text:s text:c="4"/>s.push(1);</text:p>
      <text:p text:style-name="P4"><text:s text:c="4"/>s.push(2);</text:p>
      <text:p text:style-name="P4"><text:s text:c="4"/>s.push(3);</text:p>
      <text:p text:style-name="P4"><text:s text:c="4"/>s.push(4);</text:p>
      <text:p text:style-name="P4"><text:s text:c="4"/>s.push(5);</text:p>
      <text:p text:style-name="P4"><text:s text:c="4"/>cout&lt;&lt;"We pushed 5 elements 1,2,3,4 &amp; 5 "&lt;&lt;endl;</text:p>
      <text:p text:style-name="P4"><text:s text:c="4"/>s.pop();</text:p>
      <text:p text:style-name="P4"><text:s text:c="4"/>cout&lt;&lt;"We popped last element "&lt;&lt;endl;</text:p>
      <text:p text:style-name="P4"><text:s text:c="4"/>while(!s.empty())</text:p>
      <text:p text:style-name="P4"><text:s text:c="4"/>{</text:p>
      <text:p text:style-name="P4"><text:s text:c="8"/>cout&lt;&lt;s.top()&lt;&lt;" ";</text:p>
      <text:p text:style-name="P4"><text:s text:c="8"/>s.pop();</text:p>
      <text:p text:style-name="P4"><text:s text:c="4"/>}</text:p>
      <text:p text:style-name="P4"><text:s text:c="4"/>cout&lt;&lt;endl;</text:p>
      <text:p text:style-name="P4"><text:s text:c="4"/>return 0;</text:p>
      <text:p text:style-name="P4">}</text:p>
      <text:p text:style-name="P4"/>
      <text:p text:style-name="P5">10)#include&lt;iostream&gt;</text:p>
      <text:p text:style-name="P5">#include&lt;unordered_map&gt;</text:p>
      <text:p text:style-name="P5">#include&lt;iostream&gt;</text:p>
      <text:p text:style-name="P5">using namespace std;</text:p>
      <text:p text:style-name="P5"/>
      <text:p text:style-name="P5">int main()</text:p>
      <text:p text:style-name="P5">{</text:p>
      <text:p text:style-name="P5"><text:s text:c="4"/>unordered_map&lt;int,int&gt;umap;</text:p>
      <text:p text:style-name="P5"><text:s text:c="4"/>unordered_map&lt;int,int&gt;::iterator x;</text:p>
      <text:p text:style-name="P5"><text:s text:c="4"/>umap[1]=100;</text:p>
      <text:p text:style-name="P5"><text:s text:c="4"/>umap[2]=200;</text:p>
      <text:p text:style-name="P5"><text:s text:c="4"/>umap[3]=300;</text:p>
      <text:p text:style-name="P5"><text:s text:c="4"/>umap[4]=400;</text:p>
      <text:p text:style-name="P5"><text:s text:c="4"/>umap[5]=500;</text:p>
      <text:p text:style-name="P5"><text:s text:c="4"/>for(x=umap.begin();x!=umap.end();x++)</text:p>
      <text:p text:style-name="P5"><text:s text:c="4"/>{</text:p>
      <text:p text:style-name="P5"><text:s text:c="8"/>cout&lt;&lt;"Key "&lt;&lt;x-&gt;first&lt;&lt;" Value "&lt;&lt;x-&gt;second&lt;&lt;endl;</text:p>
      <text:p text:style-name="P5"><text:s text:c="4"/>}</text:p>
      <text:p text:style-name="P5"><text:s text:c="4"/>return 0; <text:s text:c="3"/>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9:40:29.575885714</meta:creation-date>
    <dc:date>2023-08-10T22:12:40.841959998</dc:date>
    <meta:editing-duration>PT14H58M3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157" meta:word-count="318" meta:character-count="2951" meta:non-whitespace-character-count="2270"/>
  </office:meta>
</office:document-meta>
</file>